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fo:background-color="#FFFF00" style:language-asian="en" style:country-asian="GB"/>
    </style:style>
    <style:style style:name="T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fo:background-color="#00FFFF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fo:background-color="#FFFF00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fo:background-color="#00FF00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34" style:parent-style-name="Normal" style:family="paragraph">
      <style:text-properties style:font-name="Courier New" style:font-name-asian="Times New Roman" style:font-name-complex="Courier New" fo:color="#333333" fo:font-size="7.5pt" style:font-size-asian="7.5pt" style:font-size-complex="7.5pt" fo:background-color="#F0F0F0" style:language-asian="en" style:country-asian="GB"/>
    </style:style>
    <style:style style:name="P35" style:parent-style-name="Normal" style:family="paragraph">
      <style:text-properties style:font-name="Courier New" style:font-name-asian="Times New Roman" style:font-name-complex="Courier New" fo:color="#333333" fo:font-size="7.5pt" style:font-size-asian="7.5pt" style:font-size-complex="7.5pt" fo:background-color="#F0F0F0" style:language-asian="en" style:country-asian="GB"/>
    </style:style>
    <style:style style:name="P36" style:parent-style-name="Normal" style:family="paragraph">
      <style:text-properties style:font-name="Courier New" style:font-name-asian="Times New Roman" style:font-name-complex="Courier New" fo:color="#333333" fo:font-size="7.5pt" style:font-size-asian="7.5pt" style:font-size-complex="7.5pt" fo:background-color="#F0F0F0" style:language-asian="en" style:country-asian="GB"/>
    </style:style>
    <style:style style:name="P37" style:parent-style-name="Normal" style:family="paragraph">
      <style:text-properties style:font-name="Courier New" style:font-name-asian="Times New Roman" style:font-name-complex="Courier New" fo:color="#333333" fo:font-size="7.5pt" style:font-size-asian="7.5pt" style:font-size-complex="7.5pt" fo:background-color="#F0F0F0" style:language-asian="en" style:country-asian="GB"/>
    </style:style>
    <style:style style:name="P38" style:parent-style-name="Normal" style:family="paragraph">
      <style:paragraph-properties fo:margin-bottom="0in" fo:line-height="100%"/>
      <style:text-properties fo:hyphenate="true"/>
    </style:style>
  </office:automatic-styles>
  <office:body>
    <office:text text:use-soft-page-breaks="true">
      <text:p text:style-name="P1"><text:span text:style-name="T2">ACGAATTCTTTCAGGAATGCCGCAGATGTACATGCTCCCGCAGATCTATATTTT</text:span><text:span text:style-name="T3">CCAAT</text:span><text:span text:style-name="T4">GTTGTTAACAT</text:span></text:p>
      <text:p text:style-name="P5">CAGCCAGCTGGCAATCTACAACCTGTCTTGTACAATGTTTGAAGAGAGGCATCCTCCAGACACGGTCCCC</text:p>
      <text:p text:style-name="P6">TGTTTCAATGCTGGCCTCGAAGAGCTTGTTCCAGAGCCAGGATGAATTGGTAAAGACCCCAGTGGCACCT</text:p>
      <text:p text:style-name="P7">GACCCCAAAGCTACATCTATGACACCTGTTAAGGTGGTGGCATTGAGGATGACCTTCGGGTTAAATGTGT</text:p>
      <text:p text:style-name="P8">GCACGTAACAGAGCGCATCAGCCAGTATGAGCCTCCCCTCAGCATCAGTGTTACCAACCTGGATGGTCTT</text:p>
      <text:p text:style-name="P9">CCTGTTCCTGGCTCTAACAACATCCCCCAGCTTGTTGGCCTTGCCGCTGGGCATGTTTTCACAGAGGGGC</text:p>
      <text:p text:style-name="P10">CAGACCTATAATATTAATGGGCAAACTGAGATTTGCAGCAGACACAATGGCTGAGCATATAGTTGTAGCT</text:p>
      <text:p text:style-name="P11">CCTCCCATGTCGGCCCTCATGAGGTCCATATTTGCAGAAGCCTTGATGGAGATACCACCACTGTCAAAGG</text:p>
      <text:p text:style-name="P12">TAATTCCTTTCCCAACAAACAAGGGGTGGTTTGTCTGCATTGGGGCTGCCTATGTAGTGAATTTCCAAGA</text:p>
      <text:p text:style-name="P13">AGACTGAGGGCTCGTCAGATCCTTTGGCCACACTGAGGAATGATCCCATTGCCTGTTCCTCAATCCAAGA</text:p>
      <text:p text:style-name="P14"><text:span text:style-name="T15">CCTGGGTCTGATATGAAACTCGGTTTACTACTAGCGCTTTTGAGA</text:span><text:span text:style-name="T16">TTCTTC</text:span><text:span text:style-name="T17">TCAATAATTTCGGCAAATC</text:span></text:p>
      <text:p text:style-name="P18">TGGTTGGCATCATCTCGCTGGCTGGCGTCTCCATCATGCCAAGTTCTGCCCAGAAGCAAACAGGACTCCT</text:p>
      <text:p text:style-name="P19">TTCTGCCAGGCCTCCTGATCCCCAGTTCCATAGAGCTTCACCGACATAGCCATCTTCTTTTTTTGCTTTA</text:p>
      <text:p text:style-name="P20">CTCCACGGAAGAGAGCTCCAGGTCTTGAATCTGCCTGCATCCTGCTGCAACAGCAGCTCTGATGTTTTCT</text:p>
      <text:p text:style-name="P21">TTGCCTTCCTGCCAGTTTTCCTGTTCGTCGATTCTGGCTGCCTTTTTGCCGAGGCCAACTAGCACCACGC</text:p>
      <text:p text:style-name="P22">TGGGGAAGTCCTGATGCAGACCATAAAAGTTTCGAGTCTTGCCTGCCTTCAGAGGTGGTCCAGATATGTT</text:p>
      <text:p text:style-name="P23">CAAAGTCTCTCTCAGCTTTCCAGCTATCAATTTATCAAGATTCTCTCCTGCACTTGTGAACTGTGGCACA</text:p>
      <text:p text:style-name="P24">TCATCTTCTTTTTCTTTGGAATAGATTCCTAAAACAAGGCCCTTCGTCATGTCTGCAGCGGAGAGACCCC</text:p>
      <text:p text:style-name="P25"><text:span text:style-name="T26">GGCTCCCGAAACATCTCACGGCCAGACGTCAGACGATGACTCGCCCCAC</text:span><text:span text:style-name="T27">CCAAT</text:span><text:span text:style-name="T28">GTTTGTATTTTAGTAG</text:span></text:p>
      <text:p text:style-name="P29"><text:span text:style-name="T30">AGAGAGGGTTTCTC</text:span><text:span text:style-name="T31">TATGTTG</text:span><text:span text:style-name="T32">GTCAGGCTGGTCTCAAACCTCGACCTCAGTTGATCTGTCTGCCTCGGTC</text:span></text:p>
      <text:p text:style-name="P33">TCCCAAAGTGCTGAGATTACAGGCGTGAGCCACTGC</text:p>
      <text:p text:style-name="Normal"/>
      <text:p text:style-name="Normal"/>
      <text:p text:style-name="Normal"/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mika mishra</meta:initial-creator>
    <dc:creator>anamika mishra</dc:creator>
    <meta:creation-date>2023-02-14T07:00:00Z</meta:creation-date>
    <dc:date>2023-04-11T12:20:00Z</dc:date>
    <meta:template xlink:href="Normal" xlink:type="simple"/>
    <meta:editing-cycles>6</meta:editing-cycles>
    <meta:editing-duration>PT343860S</meta:editing-duration>
    <meta:user-defined meta:name="GrammarlyDocumentId">731e9307-87bc-4708-b963-1227127ed1de</meta:user-defined>
    <meta:document-statistic meta:page-count="1" meta:paragraph-count="2" meta:word-count="218" meta:character-count="1463" meta:row-count="10" meta:non-whitespace-character-count="1247"/>
  </office:meta>
</office:document-meta>
</file>